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4</text:p>
          </table:table-cell>
          <table:table-cell office:value-type="string">
            <text:p>r5</text:p>
          </table:table-cell>
          <table:table-cell office:value-type="string">
            <text:p>r6</text:p>
          </table:table-cell>
          <table:table-cell office:value-type="string">
            <text:p>r7</text:p>
          </table:table-cell>
          <table:table-cell office:value-type="string">
            <text:p>r8</text:p>
          </table:table-cell>
          <table:table-cell office:value-type="string">
            <text:p>r9</text:p>
          </table:table-cell>
          <table:table-cell office:value-type="string">
            <text:p>r10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you guys held our flight #330! <text:s/>Thank you!!! <text:s/>About to take off from MDW now to Oakland. <text:s/>Thanks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Also, your phone customer service is almost useless. http://t.co/Mb3bJwGOAp</text:p>
          </table:table-cell>
          <table:table-cell office:value="0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2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@RobertDwyer AA doesnt charge any fees to change award tickets as long as the origin, destination &amp;amp; award type remains the same</text:p>
          </table:table-cell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Absolutely!</text:p>
          </table:table-cell>
          <table:table-cell office:value="3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thanks!!</text:p>
          </table:table-cell>
          <table:table-cell office:value="2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That's not the question. Question is: how do I get past the computer fastest if we both know that the computer can't help me?</text:p>
          </table:table-cell>
          <table:table-cell office:value="3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do you know if there is wifi on this flight? If so how much is it? Thank you :-)</text:p>
          </table:table-cell>
          <table:table-cell office:value="1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3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so you guys lost my bag that had all my ski gear in it. I flew here from NYC to ski. Should I buy new stuff tomorrow? ...</text:p>
          </table:table-cell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was just at T5 a little over a month ago. @JetBlue you guys are great thanks for everything!</text:p>
          </table:table-cell>
          <table:table-cell office:value="0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I believe just customer service. At last post he was at Narita in Tokyo. They sent him to a motel to rest. Said standby maybe 2days</text:p>
          </table:table-cell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customer service 👎</text:p>
          </table:table-cell>
          <table:table-cell office:value="3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2" office:value-type="float"/>
          <table:table-cell office:value="3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still no response from AA. great job guys!</text:p>
          </table:table-cell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travel week, delays, Cancelled Flightlations, "if you want to learn more about the merger press 1", delay my connector in Chicago #deice</text:p>
          </table:table-cell>
          <table:table-cell office:value="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doesn't help the 100 or more passengers that just arrived an hour Late Flight.</text:p>
          </table:table-cell>
          <table:table-cell office:value="1" office:value-type="float"/>
          <table:table-cell office:value="0" office:value-type="float"/>
          <table:table-cell office:value="3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2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all day</text:p>
          </table:table-cell>
          <table:table-cell office:value="2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why the hell will you not put us in a hotel when you've stranded us. Your message says mechanical issues not weather. #usairways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wifi stays connected about the lifetime of a higgs boson</text:p>
          </table:table-cell>
          <table:table-cell office:value="3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right, can you use a shuttle ticket from LGA to BOS for any shuttle flight? Probably gonna miss the 4pm.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2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<text:s/>Houston Gate 17 customer Service needs to treat people with respect. There are hardly people waiting! #chillpill #usairwaysfail</text:p>
          </table:table-cell>
          <table:table-cell office:value="1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well I'm not sure I'm that bold! lol or are you saying you didn't believe me?? :P</text:p>
          </table:table-cell>
          <table:table-cell office:value="2" office:value-type="float"/>
          <table:table-cell office:value="3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I let a crew member know every time this happens. <text:s/>Which is most of the time.</text:p>
          </table:table-cell>
          <table:table-cell office:value="1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Thank you, busy times.</text:p>
          </table:table-cell>
          <table:table-cell office:value="1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thank you for putting me on a flight that will be leaving Late Flightr than the original flight I was booked on.</text:p>
          </table:table-cell>
          <table:table-cell office:value="3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yr team have me on hold for over an hour unhelpful Pls can you answer my question.</text:p>
          </table:table-cell>
          <table:table-cell office:value="0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0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US 728 Uh oh, no gate. Now truck will come to us.</text:p>
          </table:table-cell>
          <table:table-cell office:value="3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3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This has to be the best video I have seen ever! - #teamspirit https://t.co/X5JenA7NyE</text:p>
          </table:table-cell>
          <table:table-cell office:value="2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0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rude cust ser agents busy chatting, then yelled bc I took pic. Put me stdby when seat. Diff agent gave me seat 30min Late Flightr. Platinum</text:p>
          </table:table-cell>
          <table:table-cell office:value="1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hi how are you</text:p>
          </table:table-cell>
          <table:table-cell office:value="1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0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you wanna help out? How about you reimburse the money you cause my band to lose.</text:p>
          </table:table-cell>
          <table:table-cell office:value="0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3" office:value-type="float"/>
          <table:table-cell office:value="2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My flt AA375 for 02/23 got cncled and i cant get hold of a CSR so i can get alternate arrangement. Plz help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Virgin America</text:p>
          </table:table-cell>
          <table:table-cell office:value-type="string">
            <text:p>@virginamerica What is your phone number. I can't find who to call about a flight reservation.</text:p>
          </table:table-cell>
          <table:table-cell office:value="2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3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well mine sure aren't anything to write home about!</text:p>
          </table:table-cell>
          <table:table-cell office:value="1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0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no news here at the gate. What are my options?</text:p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I sure hope you all can fix @USAirways. Good luck, their service sucks. #nexttimeiwillflysouthwest</text:p>
          </table:table-cell>
          <table:table-cell office:value="3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how do I get a hold of customer service? I've called multiple times &amp;amp; have been on hold for 30+ mins only to have to hang up</text:p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0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thanks for losing my luggag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Virgin America</text:p>
          </table:table-cell>
          <table:table-cell office:value-type="string">
            <text:p>@VirginAmerica Beats EPS Views, Takes On #SouthwestAir VA LUV - Investor's Business Daily http://t.co/FLwmGDAHxu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3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lord...</text:p>
          </table:table-cell>
          <table:table-cell office:value="0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3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are yall going bankrupt or is inflation just really bad these days? You went from $50 to $120 for overweight fees! Outrageous</text:p>
          </table:table-cell>
          <table:table-cell office:value="2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<text:s/>I have a party of 4 booked for a flight in Aug. At 10:05am, how can I find out how much it would cost to change to an earlier fl</text:p>
          </table:table-cell>
          <table:table-cell office:value="0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It appears there are six flights to Calgary tomorrow is this correct?</text:p>
          </table:table-cell>
          <table:table-cell office:value="2" office:value-type="float"/>
          <table:table-cell office:value="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So I guess you can get to the airport too early! <text:s/>Need to wait 10mins to checkin. Really?</text:p>
          </table:table-cell>
          <table:table-cell office:value="0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I was not looking for the fare to be returned on the companion flight. <text:s/>don't understand why an additional $200 fee was necessary.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I think it's ok.</text:p>
          </table:table-cell>
          <table:table-cell office:value="3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@cnnbrk she tried they are not doing anything said they would talk to stewardess about serving drunks drinks how does that help</text:p>
          </table:table-cell>
          <table:table-cell office:value="3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3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we then had to deplane, and change planes.</text:p>
          </table:table-cell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I have almost 3 million miles w u so I am loyal to u. <text:s/>When r u going to reciprocate? <text:s/>What a joke</text:p>
          </table:table-cell>
          <table:table-cell office:value="2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why don't you take care of @Cowboycerrone flight screw ups</text:p>
          </table:table-cell>
          <table:table-cell office:value="2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your team rebooked my Cancelled Flightled AA flight on a different airline. New airline has no such Flight Booking Problems. Flight is this evening.</text:p>
          </table:table-cell>
          <table:table-cell office:value="0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any deals to orlando in April/may??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3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01T11:01:08.891104</meta:creation-date>
    <dc:date>2023-02-01T11:01:08.914125</dc:date>
    <meta:generator>http://pypi.python.org/pypi/ezodf/0.1.0$Python3.10.9 (main, Dec  7 2022, 01:12:00) [GCC 9.4.0]</meta:generator>
    <meta:document-statistic/>
    <meta:editing-cycles>1</meta:editing-cycles>
  </office:meta>
</office:document-meta>
</file>